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draw a straight line in GIMP, you can use the built-in "Paths Tool" or "Paintbrush Tool". Here's how to do it using both methods:</text:p>
      <text:p text:style-name="Text_20_body"><text:span text:style-name="Strong_20_Emphasis">Using the Paths Tool:</text:span></text:p>
      <text:list xml:id="list2207244524" text:style-name="L1">
        <text:list-item>
          <text:p text:style-name="P2">Open GIMP and create a new project or open an existing image.</text:p>
        </text:list-item>
        <text:list-item>
          <text:p text:style-name="P2">Select the "Paths Tool" from the toolbox (shortcut: press B).</text:p>
        </text:list-item>
        <text:list-item>
          <text:p text:style-name="P2">Click on the starting point of your straight line.</text:p>
        </text:list-item>
        <text:list-item>
          <text:p text:style-name="P2">Hold down the Shift key and click on the end point of your straight line. This will constrain the line to a straight line.</text:p>
        </text:list-item>
        <text:list-item>
          <text:p text:style-name="P2">Release the Shift key and click on any additional points to create a multi-segmented line if needed.</text:p>
        </text:list-item>
        <text:list-item>
          <text:p text:style-name="P2">Once you've finished drawing the line, right-click on the canvas and select "Stroke Path...". Choose the appropriate tool (usually the "Paintbrush") and adjust the options as desired.</text:p>
        </text:list-item>
        <text:list-item>
          <text:p text:style-name="P1">Click "Stroke" to draw the line.</text:p>
        </text:list-item>
      </text:list>
      <text:p text:style-name="Text_20_body"><text:span text:style-name="Strong_20_Emphasis">Using the Paintbrush Tool:</text:span></text:p>
      <text:list xml:id="list2367133174" text:style-name="L2">
        <text:list-item>
          <text:p text:style-name="P4">Open GIMP and create a new project or open an existing image.</text:p>
        </text:list-item>
        <text:list-item>
          <text:p text:style-name="P4">Select the "Paintbrush Tool" from the toolbox (shortcut: press P).</text:p>
        </text:list-item>
        <text:list-item>
          <text:p text:style-name="P4">Choose a brush and set its size, color, and hardness from the tool options.</text:p>
        </text:list-item>
        <text:list-item>
          <text:p text:style-name="P4">Hold down the Shift key and click on the starting point of your straight line.</text:p>
        </text:list-item>
        <text:list-item>
          <text:p text:style-name="P4">While holding down the Shift key, move the cursor to the end point of your straight line.</text:p>
        </text:list-item>
        <text:list-item>
          <text:p text:style-name="P4">Click again to draw the straight line.</text:p>
        </text:list-item>
        <text:list-item>
          <text:p text:style-name="P3">Release the Shift key.</text:p>
        </text:list-item>
      </text:list>
      <text:p text:style-name="Text_20_body">These methods allow you to draw straight lines easily in GIMP. Choose the one that works best for your needs or try both to see which one you prefe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7:24:02.691856436</meta:creation-date>
    <dc:date>2024-06-01T17:25:13.847561395</dc:date>
    <meta:editing-duration>PT1M12S</meta:editing-duration>
    <meta:editing-cycles>1</meta:editing-cycles>
    <meta:document-statistic meta:table-count="0" meta:image-count="0" meta:object-count="0" meta:page-count="1" meta:paragraph-count="18" meta:word-count="260" meta:character-count="1394" meta:non-whitespace-character-count="1166"/>
    <meta:generator>LibreOffice/7.3.7.2$Linux_X86_64 LibreOffice_project/30$Build-2</meta:generator>
  </office:meta>
</office:document-meta>
</file>